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9f75" officeooo:paragraph-rsid="000a9f75"/>
    </style:style>
    <style:style style:name="P2" style:family="paragraph" style:parent-style-name="Standard" style:master-page-name="Standard">
      <style:paragraph-properties style:page-number="auto"/>
    </style:style>
    <style:style style:name="T1" style:family="text">
      <style:text-properties officeooo:rsid="000a9f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 question :</text:span><text:line-break/>J'utilise un potentiomètre pour définir la fréquence et P2 pour définir le rapport cyclique par bon de 0.1.<text:line-break/>La simulation de mon générateur envoyé sur la diode L3 fonctionne correctement.<text:line-break/>Pour continuer, je me pose la question suivante : faut-il câbler L3 -&gt; P1 et ensuite faire un programme qui lit et analyse P1 ?<text:line-break/>Régis</text:p>
      <text:p text:style-name="Standard"/>
      <text:p text:style-name="P1">Réponse de Nicolas :</text:p>
      <text:p text:style-name="P1">P1 reçoit un signal carré et L1 et L2 sont des indicateurs de gamme de fréquences du signal sur P1. Les moyens que vous utilisez pour tester votre programme ne devraient pas apparaître dans la solution que vous envoyez au correcteur. Donc enlevez les références à P2 et L3. Si vous avez deux cartes, vous serez plus efficace en générant le signal de test sur une carte et en le lisant sur une autre.</text:p>
      <text:p text:style-name="P1"/>
      <text:p text:style-name="P1">Réponse de Pierre-Yves :</text:p>
      <text:p text:style-name="P1">Je répète que la manière la plus simple de tester votre programme, c'est de pressez environ une fois par seconde sur le poussoir, d'abord régulièrement, puis en "béquillant" dans un sens ou dans l'autre.</text:p>
      <text:p text:style-name="P1">Vous pouvez aussi prendre deux microcontrôleurs , l'un pour générer le signal, l'autre pour l'analyser.</text:p>
      <text:p text:style-name="P1">Vouloir tout faire sur un seul microcontrôleur est la bonne solution pour s'embrouill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njour,</dc:title>
    <meta:initial-creator>Utilisateur</meta:initial-creator>
    <meta:creation-date>2014-12-11T12:04:00</meta:creation-date>
    <dc:date>2014-12-11T15:14:15.114188640</dc:date>
    <meta:editing-cycles>1</meta:editing-cycles>
    <meta:editing-duration>PT1M</meta:editing-duration>
    <meta:document-statistic meta:table-count="0" meta:image-count="0" meta:object-count="0" meta:page-count="1" meta:paragraph-count="7" meta:word-count="204" meta:character-count="1173" meta:non-whitespace-character-count="976"/>
    <meta:generator>LibreOffice/4.2.3.3$Linux_X86_64 LibreOffice_project/420m0$Build-3</meta:generator>
  </office:meta>
</office:document-meta>
</file>